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pr1" style:family="presentation" style:parent-style-name="lyt-bluelinesgrad-notes">
      <style:graphic-properties draw:fill-color="#ffffff" draw:auto-grow-height="true" fo:min-height="12.573cm"/>
    </style:style>
    <style:style style:name="pr2" style:family="presentation" style:parent-style-name="lyt-bluelinesgra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4pt" fo:text-shadow="1pt 1pt" style:font-size-asian="44pt" style:font-size-complex="44pt"/>
    </style:style>
    <style:style style:name="P3" style:family="paragraph">
      <style:text-properties fo:color="#ffffff" fo:font-size="44pt" style:font-size-asian="44pt" style:font-size-complex="44pt"/>
    </style:style>
    <style:style style:name="P4" style:family="paragraph">
      <style:text-properties fo:color="#ffffff" fo:font-size="24pt" style:font-size-asian="24pt" style:font-size-complex="24pt"/>
    </style:style>
    <style:style style:name="P5" style:family="paragraph">
      <style:text-properties fo:color="#ffffff" fo:font-size="48pt" style:font-size-asian="48pt" style:font-size-complex="48pt"/>
    </style:style>
    <style:style style:name="P6" style:family="paragraph">
      <style:text-properties fo:color="#ffffff"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size="26pt" style:font-size-asian="26pt" style:font-size-complex="2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color="#ffffff" fo:font-size="36pt" style:font-size-asian="36pt" style:font-size-complex="36pt"/>
    </style:style>
    <style:style style:name="T1" style:family="text">
      <style:text-properties fo:color="#ffffff" fo:font-size="44pt" fo:text-shadow="1pt 1pt" style:font-size-asian="44pt" style:font-size-complex="44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48pt" style:font-size-asian="48pt" style:font-size-complex="48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draw:id="id1">
        <draw:frame draw:style-name="gr1" draw:text-style-name="P2" draw:layer="layout" svg:width="20.547cm" svg:height="14.139cm" svg:x="4.218cm" svg:y="5.546cm">
          <draw:text-box>
            <text:p text:style-name="P1"><text:span text:style-name="T1">Developing Web applications</text:span></text:p>
            <text:p text:style-name="P1"><text:span text:style-name="T1">with</text:span></text:p>
            <text:p text:style-name="P1"><text:span text:style-name="T1">Ruby on Rails</text:span></text:p>
            <text:p text:style-name="P1"><text:span text:style-name="T1"/></text:p>
            <text:p text:style-name="P1"><text:span text:style-name="T1">DI. Johannes Thoma</text:span></text:p>
            <text:p text:style-name="P1"><text:span text:style-name="T1">johannes.thoma@gmx.at</text:span></text:p>
            <text:p text:style-name="P1"><text:span text:style-name="T1">www.jtsoft.at</text:span></text:p>
            <text:p text:style-name="P1"><text:span text:style-name="T1"/></text:p>
          </draw:text-box>
        </draw:frame>
        <draw:frame draw:style-name="gr2" draw:text-style-name="P3" draw:layer="layout" svg:width="13.46cm" svg:height="2.622cm" svg:x="7.495cm" svg:y="1.27cm">
          <draw:text-box>
            <text:p><text:span text:style-name="T2">Linuxwochen 2012</text:span></text:p>
          </draw:text-box>
        </draw:frame>
        <anim:par presentation:node-type="timing-root">
          <anim:par smil:begin="id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draw:id="id2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7.62cm" svg:height="2.143cm" svg:x="10.16cm" svg:y="1.905cm">
          <draw:text-box>
            <text:p text:style-name="P5"><text:span text:style-name="T4">Ruby</text:span></text:p>
          </draw:text-box>
        </draw:frame>
        <draw:frame draw:style-name="gr1" draw:text-style-name="P6" draw:layer="layout" svg:width="24.463cm" svg:height="10.379cm" svg:x="2.207cm" svg:y="6.131cm">
          <draw:text-box>
            <text:p><text:span text:style-name="T5">Objektorientiert - Everything is an Object</text:span></text:p>
            <text:p><text:span text:style-name="T5"/></text:p>
            <text:p><text:span text:style-name="T5">Skriptsprache - Interpretiert</text:span></text:p>
            <text:p><text:span text:style-name="T5"/></text:p>
            <text:p><text:span text:style-name="T5">Blocks, Regexps, Reflection, Exceptions</text:span></text:p>
            <text:p><text:span text:style-name="T5"/></text:p>
            <text:p><text:span text:style-name="T5">Arrays, Hashes, Strings (mit Encoding), Bignum</text:span></text:p>
            <text:p><text:span text:style-name="T5"/></text:p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draw:id="id3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7.62cm" svg:height="2.143cm" svg:x="10.16cm" svg:y="1.905cm">
          <draw:text-box>
            <text:p text:style-name="P5"><text:span text:style-name="T4">Rails</text:span></text:p>
          </draw:text-box>
        </draw:frame>
        <draw:frame draw:style-name="gr1" draw:text-style-name="P6" draw:layer="layout" svg:width="21.55cm" svg:height="12.911cm" svg:x="2.207cm" svg:y="6.131cm">
          <draw:text-box>
            <text:p><text:span text:style-name="T5">Model View Controller</text:span></text:p>
            <text:p><text:span text:style-name="T5"/></text:p>
            <text:p><text:span text:style-name="T5">ActiveRecord, ActionView, ActiveSupport</text:span></text:p>
            <text:p><text:span text:style-name="T5"/></text:p>
            <text:p><text:span text:style-name="T5">RAILS_ENV, DRY, REST Urls, Migrations</text:span></text:p>
            <text:p><text:span text:style-name="T5"/></text:p>
            <text:p><text:span text:style-name="T5">Partlets, erb, layouts, before_filter</text:span></text:p>
            <text:p><text:span text:style-name="T5"/></text:p>
            <text:p><text:span text:style-name="T5">Database agnostic </text:span></text:p>
            <text:p><text:span text:style-name="T5"/></text:p>
          </draw:text-box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draw:id="id4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2.7cm" svg:height="2.143cm" svg:x="5.715cm" svg:y="1.667cm">
          <draw:text-box>
            <text:p text:style-name="P5"><text:span text:style-name="T4">Getting started</text:span></text:p>
          </draw:text-box>
        </draw:frame>
        <draw:frame draw:style-name="gr1" draw:text-style-name="P8" draw:layer="layout" svg:width="13.232cm" svg:height="12.551cm" svg:x="7.088cm" svg:y="5.864cm">
          <draw:text-box>
            <text:p text:style-name="P7"><text:span text:style-name="T6">sudo gem install rails</text:span></text:p>
            <text:p text:style-name="P7"><text:span text:style-name="T6"/></text:p>
            <text:p text:style-name="P7"><text:span text:style-name="T6">rails new &lt;app-name&gt;</text:span></text:p>
            <text:p text:style-name="P7"><text:span text:style-name="T6"/></text:p>
            <text:p text:style-name="P7"><text:span text:style-name="T6">Einstiegsseite setzen</text:span></text:p>
            <text:p text:style-name="P7"><text:span text:style-name="T6"/></text:p>
            <text:p text:style-name="P7"><text:span text:style-name="T6">Migrationskripte schreiben</text:span></text:p>
            <text:p text:style-name="P7"><text:span text:style-name="T6"/></text:p>
            <text:p text:style-name="P7"><text:span text:style-name="T6">Models schreiben</text:span></text:p>
            <text:p text:style-name="P7"><text:span text:style-name="T6"/></text:p>
            <text:p text:style-name="P7"><text:span text:style-name="T6">Controller und Views schreiben</text:span></text:p>
            <text:p text:style-name="P7"><text:span text:style-name="T6"/></text:p>
          </draw:text-box>
        </draw:frame>
        <anim:par presentation:node-type="timing-root">
          <anim:par smil:begin="id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draw:id="id5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6.51cm" svg:height="2.143cm" svg:x="5.715cm" svg:y="1.667cm">
          <draw:text-box>
            <text:p text:style-name="P5"><text:span text:style-name="T4">Verzeichnisstruktur</text:span></text:p>
          </draw:text-box>
        </draw:frame>
        <draw:frame draw:style-name="gr1" draw:text-style-name="P8" draw:layer="layout" svg:width="8.008cm" svg:height="14.601cm" svg:x="2.787cm" svg:y="5.719cm">
          <draw:text-box>
            <text:p text:style-name="P7"><text:span text:style-name="T6">app</text:span></text:p>
            <text:p text:style-name="P7"><text:span text:style-name="T6"><text:s text:c="8"/></text:span><text:span text:style-name="T6">model</text:span></text:p>
            <text:p text:style-name="P7"><text:span text:style-name="T6"><text:s text:c="8"/></text:span><text:span text:style-name="T6">view</text:span></text:p>
            <text:p text:style-name="P7"><text:span text:style-name="T6"><text:s text:c="8"/></text:span><text:span text:style-name="T6">controller</text:span></text:p>
            <text:p text:style-name="P7"><text:span text:style-name="T6"><text:s text:c="8"/></text:span><text:span text:style-name="T6">helpers</text:span></text:p>
            <text:p text:style-name="P7"><text:span text:style-name="T6"/></text:p>
            <text:p text:style-name="P7"><text:span text:style-name="T6">config</text:span></text:p>
            <text:p text:style-name="P7"><text:span text:style-name="T6"><text:s text:c="8"/></text:span><text:span text:style-name="T6">database.yml</text:span></text:p>
            <text:p text:style-name="P7"><text:span text:style-name="T6"><text:s text:c="8"/></text:span><text:span text:style-name="T6">routes.rb</text:span></text:p>
            <text:p text:style-name="P7"><text:span text:style-name="T6"/></text:p>
            <text:p text:style-name="P7"><text:span text:style-name="T6">db</text:span></text:p>
            <text:p text:style-name="P7"><text:span text:style-name="T6"><text:s text:c="8"/></text:span><text:span text:style-name="T6">db/migrate</text:span></text:p>
            <text:p text:style-name="P7"><text:span text:style-name="T6"/></text:p>
            <text:p text:style-name="P7"><text:span text:style-name="T6"/></text:p>
          </draw:text-box>
        </draw:frame>
        <draw:frame draw:style-name="gr1" draw:layer="layout" svg:width="4.947cm" svg:height="10.501cm" svg:x="15.875cm" svg:y="6.35cm">
          <draw:text-box>
            <text:p text:style-name="P7"><text:span text:style-name="T6">public</text:span></text:p>
            <text:p text:style-name="P7"><text:span text:style-name="T6"/></text:p>
            <text:p text:style-name="P7"><text:span text:style-name="T6">test</text:span></text:p>
            <text:p text:style-name="P7"><text:span text:style-name="T6"/></text:p>
            <text:p text:style-name="P7"><text:span text:style-name="T6">doc</text:span></text:p>
            <text:p text:style-name="P7"><text:span text:style-name="T6"/></text:p>
            <text:p text:style-name="P7"><text:span text:style-name="T6">script</text:span></text:p>
            <text:p text:style-name="P7"><text:span text:style-name="T6"><text:tab/></text:span><text:span text:style-name="T6">server</text:span></text:p>
            <text:p text:style-name="P7"><text:span text:style-name="T6"><text:tab/></text:span><text:span text:style-name="T6">console</text:span></text:p>
            <text:p text:style-name="P7"><text:span text:style-name="T6"/></text:p>
          </draw:text-box>
        </draw:frame>
        <anim:par presentation:node-type="timing-root">
          <anim:par smil:begin="id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draw:id="id6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7.78cm" svg:height="2.143cm" svg:x="5.715cm" svg:y="1.667cm">
          <draw:text-box>
            <text:p text:style-name="P5"><text:span text:style-name="T4">Other useful gimmicks</text:span></text:p>
          </draw:text-box>
        </draw:frame>
        <draw:frame draw:style-name="gr1" draw:text-style-name="P10" draw:layer="layout" svg:width="18.219cm" svg:height="11.627cm" svg:x="3.81cm" svg:y="6.153cm">
          <draw:text-box>
            <text:p text:style-name="P9"><text:span text:style-name="T7">bundle</text:span></text:p>
            <text:p text:style-name="P9"><text:span text:style-name="T7"><text:s text:c="8"/></text:span><text:span text:style-name="T7">Gemfile</text:span></text:p>
            <text:p text:style-name="P9"><text:span text:style-name="T7"/></text:p>
            <text:p text:style-name="P9"><text:span text:style-name="T7">rvm</text:span></text:p>
            <text:p text:style-name="P9"><text:span text:style-name="T7"><text:s text:c="8"/></text:span><text:span text:style-name="T7">www.beginrescueend.com</text:span></text:p>
            <text:p text:style-name="P9"><text:span text:style-name="T7"/></text:p>
            <text:p text:style-name="P9"><text:span text:style-name="T7">git</text:span></text:p>
            <text:p text:style-name="P9"><text:span text:style-name="T7"/></text:p>
          </draw:text-box>
        </draw:frame>
        <anim:par presentation:node-type="timing-root">
          <anim:par smil:begin="id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draw:id="id7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3.97cm" svg:height="2.143cm" svg:x="9.525cm" svg:y="1.667cm">
          <draw:text-box>
            <text:p text:style-name="P5"><text:span text:style-name="T4">Demo</text:span></text:p>
          </draw:text-box>
        </draw:frame>
        <draw:frame draw:style-name="gr5" draw:text-style-name="P10" draw:layer="layout" svg:width="11.43cm" svg:height="10.205cm" svg:x="5.08cm" svg:y="5.974cm">
          <draw:text-box>
            <text:p text:style-name="P9"><text:span text:style-name="T7">Users &lt;-&gt; Postings</text:span></text:p>
            <text:p text:style-name="P9"><text:span text:style-name="T7"/></text:p>
            <text:p text:style-name="P9"><text:span text:style-name="T7">Login</text:span></text:p>
            <text:p text:style-name="P9"><text:span text:style-name="T7"/></text:p>
            <text:p text:style-name="P9"><text:span text:style-name="T7">Create Posting</text:span></text:p>
            <text:p text:style-name="P9"><text:span text:style-name="T7"/></text:p>
            <text:p text:style-name="P9"><text:span text:style-name="T7">Vote for Posting</text:span></text:p>
          </draw:text-box>
        </draw:frame>
        <anim:par presentation:node-type="timing-root">
          <anim:par smil:begin="id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draw:id="id8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3.97cm" svg:height="2.143cm" svg:x="9.525cm" svg:y="1.667cm">
          <draw:text-box>
            <text:p text:style-name="P5"><text:span text:style-name="T4">Schluss</text:span></text:p>
          </draw:text-box>
        </draw:frame>
        <draw:frame draw:style-name="gr5" draw:text-style-name="P10" draw:layer="layout" svg:width="11.43cm" svg:height="5.939cm" svg:x="8.255cm" svg:y="8.255cm">
          <draw:text-box>
            <text:p text:style-name="P9"><text:span text:style-name="T7">Happy Hacking</text:span></text:p>
            <text:p text:style-name="P9"><text:span text:style-name="T7"/></text:p>
            <text:p text:style-name="P9"><text:span text:style-name="T7">- Johannes</text:span></text:p>
            <text:p text:style-name="P9"><text:span text:style-name="T7"/></text:p>
          </draw:text-box>
        </draw:frame>
        <anim:par presentation:node-type="timing-root">
          <anim:par smil:begin="id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28T20:43:27</meta:creation-date>
    <meta:editing-duration>PT00H40M10S</meta:editing-duration>
    <meta:editing-cycles>13</meta:editing-cycles>
    <dc:date>2012-04-29T10:05:41</dc:date>
    <meta:generator>OpenOffice.org/3.0$Linux OpenOffice.org_project/300m15$Build-9379</meta:generator>
    <meta:document-statistic meta:object-count="61"/>
  </office:meta>
</office:document-meta>
</file>